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Arial" style:font-name-asian="DejaVu Sans" style:font-name-complex="FreeSans"/>
    </style:style>
    <style:style style:name="ce3" style:family="table-cell" style:parent-style-name="Default">
      <style:table-cell-properties fo:background-color="#ffff00"/>
      <style:text-properties style:font-name="Arial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38.19pt" svg:y="1003.35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5.76pt" svg:y="1267.94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3.38pt" svg:y="1278.54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86.78pt" svg:y="999.13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pt" svg:height="254.92pt" svg:x="24.8pt" svg:y="1016.53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2.58pt" svg:height="254.92pt" svg:x="1323.58pt" svg:y="443.74pt">
            <loext:p draw:notify-on-update-of-ranges="Sheet1.W16:Sheet1.W19 Sheet1.X16:Sheet1.X19 Sheet1.Y16:Sheet1.Y19 Sheet1.Z16:Sheet1.Z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348.53pt" svg:y="702.62pt">
            <loext:p draw:notify-on-update-of-ranges="Sheet1.W26:Sheet1.W29 Sheet1.X26:Sheet1.X29 Sheet1.Y26:Sheet1.Y29 Sheet1.Z26:Sheet1.Z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3pt" svg:height="254.92pt" svg:x="887.61pt" svg:y="442.63pt">
            <loext:p draw:notify-on-update-of-ranges="Sheet1.P17:Sheet1.P22 Sheet1.Q17:Sheet1.Q22 Sheet1.R17:Sheet1.R22 Sheet1.S17:Sheet1.S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897.42pt" svg:y="702.2pt">
            <loext:p draw:notify-on-update-of-ranges="Sheet1.P27:Sheet1.P32 Sheet1.Q27:Sheet1.Q32 Sheet1.R27:Sheet1.R32 Sheet1.S27:Sheet1.S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63pt" svg:height="254.92pt" svg:x="446.34pt" svg:y="696.5pt">
            <loext:p draw:notify-on-update-of-ranges="Sheet1.I27:Sheet1.I32 Sheet1.J27:Sheet1.J32 Sheet1.K27:Sheet1.K32 Sheet1.L27:Sheet1.L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6pt" svg:height="254.95pt" svg:x="446.37pt" svg:y="436.28pt">
            <loext:p draw:notify-on-update-of-ranges="Sheet1.I16:Sheet1.I21 Sheet1.J16:Sheet1.J21 Sheet1.K16:Sheet1.K21 Sheet1.L16:Sheet1.L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6pt" svg:height="254.92pt" svg:x="0pt" svg:y="435.2pt">
            <loext:p draw:notify-on-update-of-ranges="Sheet1.B15:Sheet1.B19 Sheet1.C15:Sheet1.C19 Sheet1.D15:Sheet1.D19 Sheet1.E15:Sheet1.E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63pt" svg:height="254.95pt" svg:x="1.02pt" svg:y="701.15pt">
            <loext:p draw:notify-on-update-of-ranges="Sheet1.B26:Sheet1.B30 Sheet1.C26:Sheet1.C30 Sheet1.D26:Sheet1.D30 Sheet1.E26:Sheet1.E3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3.63pt" svg:height="254.92pt" svg:x="23.75pt" svg:y="1306.66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601" calcext:value-type="float">
            <text:p>44.601</text:p>
          </table:table-cell>
          <table:table-cell office:value-type="float" office:value="27.73" calcext:value-type="float">
            <text:p>27.73</text:p>
          </table:table-cell>
          <table:table-cell office:value-type="float" office:value="44.506" calcext:value-type="float">
            <text:p>44.506</text:p>
          </table:table-cell>
          <table:table-cell office:value-type="float" office:value="56.699" calcext:value-type="float">
            <text:p>56.699</text:p>
          </table:table-cell>
          <table:table-cell table:formula="of:=SUM([.B15:.E15])" office:value-type="float" office:value="173.536" calcext:value-type="float">
            <text:p>173.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5645" calcext:value-type="float">
            <text:p>40.5645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08.8574" calcext:value-type="float">
            <text:p>108.8574</text:p>
          </table:table-cell>
          <table:table-cell table:style-name="ce3" office:value-type="float" office:value="108.8574" calcext:value-type="float">
            <text:p>108.8574</text:p>
          </table:table-cell>
          <table:table-cell table:formula="of:=SUM([.I15:.L15])" office:value-type="float" office:value="283.8481" calcext:value-type="float">
            <text:p>283.8481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698" calcext:value-type="float">
            <text:p>86.2698</text:p>
          </table:table-cell>
          <table:table-cell office:value-type="float" office:value="26.6007" calcext:value-type="float">
            <text:p>26.6007</text:p>
          </table:table-cell>
          <table:table-cell office:value-type="float" office:value="129.5357" calcext:value-type="float">
            <text:p>129.5357</text:p>
          </table:table-cell>
          <table:table-cell office:value-type="float" office:value="88.6564999999999" calcext:value-type="float">
            <text:p>88.6565</text:p>
          </table:table-cell>
          <table:table-cell table:formula="of:=SUM([.B16:.E16])" office:value-type="float" office:value="331.0627" calcext:value-type="float">
            <text:p>331.06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921" calcext:value-type="float">
            <text:p>19.921</text:p>
          </table:table-cell>
          <table:table-cell office:value-type="float" office:value="23.7583" calcext:value-type="float">
            <text:p>23.7583</text:p>
          </table:table-cell>
          <table:table-cell office:value-type="float" office:value="86.013" calcext:value-type="float">
            <text:p>86.013</text:p>
          </table:table-cell>
          <table:table-cell office:value-type="float" office:value="90.59442" calcext:value-type="float">
            <text:p>90.59442</text:p>
          </table:table-cell>
          <table:table-cell table:formula="of:=SUM([.I16:.L16])" office:value-type="float" office:value="220.28672" calcext:value-type="float">
            <text:p>220.286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1.7517" calcext:value-type="float">
            <text:p>41.7517</text:p>
          </table:table-cell>
          <table:table-cell table:style-name="ce2" office:value-type="float" office:value="30.2577" calcext:value-type="float">
            <text:p>30.2577</text:p>
          </table:table-cell>
          <table:table-cell table:style-name="ce2" office:value-type="float" office:value="132.7949" calcext:value-type="float">
            <text:p>132.7949</text:p>
          </table:table-cell>
          <table:table-cell table:style-name="ce3" office:value-type="float" office:value="132.7949" calcext:value-type="float">
            <text:p>132.7949</text:p>
          </table:table-cell>
          <table:table-cell table:formula="of:=SUM([.P16:.S16])" office:value-type="float" office:value="337.5992" calcext:value-type="float">
            <text:p>337.599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7.198" calcext:value-type="float">
            <text:p>47.198</text:p>
          </table:table-cell>
          <table:table-cell table:style-name="ce2" office:value-type="float" office:value="21.408" calcext:value-type="float">
            <text:p>21.408</text:p>
          </table:table-cell>
          <table:table-cell table:style-name="ce2" office:value-type="float" office:value="162.962" calcext:value-type="float">
            <text:p>162.962</text:p>
          </table:table-cell>
          <table:table-cell table:style-name="ce2" office:value-type="float" office:value="87.06737" calcext:value-type="float">
            <text:p>87.06737</text:p>
          </table:table-cell>
          <table:table-cell table:formula="of:=SUM([.W16:.Z16])" office:value-type="float" office:value="318.63537" calcext:value-type="float">
            <text:p>318.63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235000000001" calcext:value-type="float">
            <text:p>37.2235</text:p>
          </table:table-cell>
          <table:table-cell office:value-type="float" office:value="32.5" calcext:value-type="float">
            <text:p>32.5</text:p>
          </table:table-cell>
          <table:table-cell office:value-type="float" office:value="224.7486" calcext:value-type="float">
            <text:p>224.7486</text:p>
          </table:table-cell>
          <table:table-cell office:value-type="float" office:value="116.156" calcext:value-type="float">
            <text:p>116.156</text:p>
          </table:table-cell>
          <table:table-cell table:formula="of:=SUM([.B17:.E17])" office:value-type="float" office:value="410.6281" calcext:value-type="float">
            <text:p>410.62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498" calcext:value-type="float">
            <text:p>13.6498</text:p>
          </table:table-cell>
          <table:table-cell table:style-name="ce2" office:value-type="float" office:value="15.9533" calcext:value-type="float">
            <text:p>15.9533</text:p>
          </table:table-cell>
          <table:table-cell office:value-type="float" office:value="87.2619" calcext:value-type="float">
            <text:p>87.2619</text:p>
          </table:table-cell>
          <table:table-cell office:value-type="float" office:value="113.11968" calcext:value-type="float">
            <text:p>113.11968</text:p>
          </table:table-cell>
          <table:table-cell table:formula="of:=SUM([.I17:.L17])" office:value-type="float" office:value="229.98468" calcext:value-type="float">
            <text:p>229.984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8.66863" calcext:value-type="float">
            <text:p>58.66863</text:p>
          </table:table-cell>
          <table:table-cell table:style-name="ce2" office:value-type="float" office:value="16.3988" calcext:value-type="float">
            <text:p>16.3988</text:p>
          </table:table-cell>
          <table:table-cell table:style-name="ce2" office:value-type="float" office:value="127.2309" calcext:value-type="float">
            <text:p>127.2309</text:p>
          </table:table-cell>
          <table:table-cell table:style-name="ce2" office:value-type="float" office:value="82.5638" calcext:value-type="float">
            <text:p>82.5638</text:p>
          </table:table-cell>
          <table:table-cell table:formula="of:=SUM([.P17:.S17])" office:value-type="float" office:value="284.86213" calcext:value-type="float">
            <text:p>284.862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2.00295" calcext:value-type="float">
            <text:p>22.00295</text:p>
          </table:table-cell>
          <table:table-cell table:style-name="ce2" office:value-type="float" office:value="16.251" calcext:value-type="float">
            <text:p>16.251</text:p>
          </table:table-cell>
          <table:table-cell table:style-name="ce2" office:value-type="float" office:value="74.4534" calcext:value-type="float">
            <text:p>74.4534</text:p>
          </table:table-cell>
          <table:table-cell table:style-name="ce2" office:value-type="float" office:value="71.80547" calcext:value-type="float">
            <text:p>71.80547</text:p>
          </table:table-cell>
          <table:table-cell table:formula="of:=SUM([.W17:.Z17])" office:value-type="float" office:value="184.51282" calcext:value-type="float">
            <text:p>184.51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4288" calcext:value-type="float">
            <text:p>71.4288</text:p>
          </table:table-cell>
          <table:table-cell office:value-type="float" office:value="55.8885" calcext:value-type="float">
            <text:p>55.8885</text:p>
          </table:table-cell>
          <table:table-cell office:value-type="float" office:value="281.5956" calcext:value-type="float">
            <text:p>281.5956</text:p>
          </table:table-cell>
          <table:table-cell office:value-type="float" office:value="225.2061" calcext:value-type="float">
            <text:p>225.2061</text:p>
          </table:table-cell>
          <table:table-cell table:formula="of:=SUM([.B18:.E18])" office:value-type="float" office:value="634.119" calcext:value-type="float">
            <text:p>634.119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6.4503" calcext:value-type="float">
            <text:p>16.4503</text:p>
          </table:table-cell>
          <table:table-cell table:style-name="ce2" office:value-type="float" office:value="14.4999" calcext:value-type="float">
            <text:p>14.4999</text:p>
          </table:table-cell>
          <table:table-cell table:style-name="ce2" office:value-type="float" office:value="69.3649" calcext:value-type="float">
            <text:p>69.3649</text:p>
          </table:table-cell>
          <table:table-cell table:style-name="ce2" office:value-type="float" office:value="58.4197" calcext:value-type="float">
            <text:p>58.4197</text:p>
          </table:table-cell>
          <table:table-cell table:formula="of:=SUM([.I18:.L18])" office:value-type="float" office:value="158.7348" calcext:value-type="float">
            <text:p>158.73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9.0093" calcext:value-type="float">
            <text:p>29.0093</text:p>
          </table:table-cell>
          <table:table-cell table:style-name="ce2" office:value-type="float" office:value="49.1603" calcext:value-type="float">
            <text:p>49.1603</text:p>
          </table:table-cell>
          <table:table-cell table:style-name="ce2" office:value-type="float" office:value="120.6714" calcext:value-type="float">
            <text:p>120.6714</text:p>
          </table:table-cell>
          <table:table-cell table:style-name="ce2" office:value-type="float" office:value="168.2333" calcext:value-type="float">
            <text:p>168.2333</text:p>
          </table:table-cell>
          <table:table-cell table:formula="of:=SUM([.P18:.S18])" office:value-type="float" office:value="367.0743" calcext:value-type="float">
            <text:p>367.07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.09751" calcext:value-type="float">
            <text:p>21.09751</text:p>
          </table:table-cell>
          <table:table-cell table:style-name="ce2" office:value-type="float" office:value="16.95763" calcext:value-type="float">
            <text:p>16.95763</text:p>
          </table:table-cell>
          <table:table-cell table:style-name="ce2" office:value-type="float" office:value="56.4048" calcext:value-type="float">
            <text:p>56.4048</text:p>
          </table:table-cell>
          <table:table-cell table:style-name="ce2" office:value-type="float" office:value="63.9076" calcext:value-type="float">
            <text:p>63.9076</text:p>
          </table:table-cell>
          <table:table-cell table:formula="of:=SUM([.W18:.Z18])" office:value-type="float" office:value="158.36754" calcext:value-type="float">
            <text:p>158.36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6565000000001" calcext:value-type="float">
            <text:p>32.6565</text:p>
          </table:table-cell>
          <table:table-cell office:value-type="float" office:value="41.4964" calcext:value-type="float">
            <text:p>41.4964</text:p>
          </table:table-cell>
          <table:table-cell office:value-type="float" office:value="192.7733" calcext:value-type="float">
            <text:p>192.7733</text:p>
          </table:table-cell>
          <table:table-cell office:value-type="float" office:value="139.6341" calcext:value-type="float">
            <text:p>139.6341</text:p>
          </table:table-cell>
          <table:table-cell table:formula="of:=SUM([.B19:.E19])" office:value-type="float" office:value="406.5603" calcext:value-type="float">
            <text:p>406.560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7.2095" calcext:value-type="float">
            <text:p>17.2095</text:p>
          </table:table-cell>
          <table:table-cell table:style-name="ce2" office:value-type="float" office:value="29.6276" calcext:value-type="float">
            <text:p>29.6276</text:p>
          </table:table-cell>
          <table:table-cell table:style-name="ce2" office:value-type="float" office:value="139.3775" calcext:value-type="float">
            <text:p>139.3775</text:p>
          </table:table-cell>
          <table:table-cell table:style-name="ce2" office:value-type="float" office:value="111.0404" calcext:value-type="float">
            <text:p>111.0404</text:p>
          </table:table-cell>
          <table:table-cell table:formula="of:=SUM([.I19:.L19])" office:value-type="float" office:value="297.255" calcext:value-type="float">
            <text:p>297.2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6.213" calcext:value-type="float">
            <text:p>36.213</text:p>
          </table:table-cell>
          <table:table-cell table:style-name="ce2" office:value-type="float" office:value="22.4135" calcext:value-type="float">
            <text:p>22.4135</text:p>
          </table:table-cell>
          <table:table-cell table:style-name="ce2" office:value-type="float" office:value="137.0758" calcext:value-type="float">
            <text:p>137.0758</text:p>
          </table:table-cell>
          <table:table-cell table:style-name="ce2" office:value-type="float" office:value="55.2902" calcext:value-type="float">
            <text:p>55.2902</text:p>
          </table:table-cell>
          <table:table-cell table:formula="of:=SUM([.P19:.S19])" office:value-type="float" office:value="250.9925" calcext:value-type="float">
            <text:p>250.992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54.20073" calcext:value-type="float">
            <text:p>54.20073</text:p>
          </table:table-cell>
          <table:table-cell table:style-name="ce2" office:value-type="float" office:value="37.1223" calcext:value-type="float">
            <text:p>37.1223</text:p>
          </table:table-cell>
          <table:table-cell table:style-name="ce2" office:value-type="float" office:value="127.1752" calcext:value-type="float">
            <text:p>127.1752</text:p>
          </table:table-cell>
          <table:table-cell table:style-name="ce2" office:value-type="float" office:value="79.6185" calcext:value-type="float">
            <text:p>79.6185</text:p>
          </table:table-cell>
          <table:table-cell table:formula="of:=SUM([.W19:.Z19])" office:value-type="float" office:value="298.11673" calcext:value-type="float">
            <text:p>298.11673</text:p>
          </table:table-cell>
        </table:table-row>
        <table:table-row table:style-name="ro1">
          <table:table-cell/>
          <table:table-cell table:formula="of:=AVERAGE([.B15:.B19])" office:value-type="float" office:value="54.43592" calcext:value-type="float">
            <text:p>54.43592</text:p>
          </table:table-cell>
          <table:table-cell table:formula="of:=AVERAGE([.C15:.C19])" office:value-type="float" office:value="36.84312" calcext:value-type="float">
            <text:p>36.84312</text:p>
          </table:table-cell>
          <table:table-cell table:formula="of:=AVERAGE([.D15:.D19])" office:value-type="float" office:value="174.63184" calcext:value-type="float">
            <text:p>174.63184</text:p>
          </table:table-cell>
          <table:table-cell table:formula="of:=AVERAGE([.E15:.E19])" office:value-type="float" office:value="125.27034" calcext:value-type="float">
            <text:p>125.27034</text:p>
          </table:table-cell>
          <table:table-cell table:formula="of:=AVERAGE([.F15:.F19])" office:value-type="float" office:value="391.18122" calcext:value-type="float">
            <text:p>391.1812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59.3345" calcext:value-type="float">
            <text:p>59.3345</text:p>
          </table:table-cell>
          <table:table-cell table:style-name="ce2" office:value-type="float" office:value="16.4841" calcext:value-type="float">
            <text:p>16.4841</text:p>
          </table:table-cell>
          <table:table-cell table:style-name="ce2" office:value-type="float" office:value="203.9101" calcext:value-type="float">
            <text:p>203.9101</text:p>
          </table:table-cell>
          <table:table-cell table:style-name="ce2" office:value-type="float" office:value="83.165" calcext:value-type="float">
            <text:p>83.165</text:p>
          </table:table-cell>
          <table:table-cell table:formula="of:=SUM([.I20:.L20])" office:value-type="float" office:value="362.8937" calcext:value-type="float">
            <text:p>362.89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21.4411" calcext:value-type="float">
            <text:p>21.4411</text:p>
          </table:table-cell>
          <table:table-cell table:style-name="ce2" office:value-type="float" office:value="17.1868" calcext:value-type="float">
            <text:p>17.1868</text:p>
          </table:table-cell>
          <table:table-cell table:style-name="ce2" office:value-type="float" office:value="86.8132" calcext:value-type="float">
            <text:p>86.8132</text:p>
          </table:table-cell>
          <table:table-cell table:style-name="ce2" office:value-type="float" office:value="61.2443" calcext:value-type="float">
            <text:p>61.2443</text:p>
          </table:table-cell>
          <table:table-cell table:formula="of:=SUM([.P20:.S20])" office:value-type="float" office:value="186.6854" calcext:value-type="float">
            <text:p>186.6854</text:p>
          </table:table-cell>
          <table:table-cell table:number-columns-repeated="2"/>
          <table:table-cell table:formula="of:=AVERAGE([.W16:.W19])" office:value-type="float" office:value="36.1247975" calcext:value-type="float">
            <text:p>36.1247975</text:p>
          </table:table-cell>
          <table:table-cell table:formula="of:=AVERAGE([.X16:.X19])" office:value-type="float" office:value="22.9347325" calcext:value-type="float">
            <text:p>22.9347325</text:p>
          </table:table-cell>
          <table:table-cell table:formula="of:=AVERAGE([.Y16:.Y19])" office:value-type="float" office:value="105.24885" calcext:value-type="float">
            <text:p>105.24885</text:p>
          </table:table-cell>
          <table:table-cell table:formula="of:=AVERAGE([.Z16:.Z19])" office:value-type="float" office:value="75.599735" calcext:value-type="float">
            <text:p>75.599735</text:p>
          </table:table-cell>
          <table:table-cell table:formula="of:=AVERAGE([.AA16:.AA19])" office:value-type="float" office:value="239.908115" calcext:value-type="float">
            <text:p>239.908115</text:p>
          </table:table-cell>
        </table:table-row>
        <table:table-row table:style-name="ro1">
          <table:table-cell table:number-columns-repeated="3"/>
          <table:table-cell table:formula="of:=[.D20]/[.E20]" office:value-type="float" office:value="1.3940398022389" calcext:value-type="float">
            <text:p>1.39403980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" office:value-type="float" office:value="35.49839" calcext:value-type="float">
            <text:p>35.49839</text:p>
          </table:table-cell>
          <table:table-cell table:style-name="ce2" office:value-type="float" office:value="34.55538" calcext:value-type="float">
            <text:p>34.55538</text:p>
          </table:table-cell>
          <table:table-cell table:style-name="ce2" office:value-type="float" office:value="99.4809" calcext:value-type="float">
            <text:p>99.4809</text:p>
          </table:table-cell>
          <table:table-cell table:style-name="ce2" office:value-type="float" office:value="93.1132" calcext:value-type="float">
            <text:p>93.1132</text:p>
          </table:table-cell>
          <table:table-cell table:formula="of:=SUM([.I21:.L21])" office:value-type="float" office:value="262.64787" calcext:value-type="float">
            <text:p>262.6478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20.20286" calcext:value-type="float">
            <text:p>20.20286</text:p>
          </table:table-cell>
          <table:table-cell table:style-name="ce2" office:value-type="float" office:value="25.701" calcext:value-type="float">
            <text:p>25.701</text:p>
          </table:table-cell>
          <table:table-cell table:style-name="ce2" office:value-type="float" office:value="283.4138" calcext:value-type="float">
            <text:p>283.4138</text:p>
          </table:table-cell>
          <table:table-cell table:style-name="ce2" office:value-type="float" office:value="192.724" calcext:value-type="float">
            <text:p>192.724</text:p>
          </table:table-cell>
          <table:table-cell table:formula="of:=SUM([.P21:.S21])" office:value-type="float" office:value="522.04166" calcext:value-type="float">
            <text:p>522.04166</text:p>
          </table:table-cell>
          <table:table-cell table:number-columns-repeated="4"/>
          <table:table-cell table:formula="of:=[.Y20]/[.Z20]" office:value-type="float" office:value="1.39218543557064" calcext:value-type="float">
            <text:p>1.392185435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AVERAGE([.I16:.I21])" office:value-type="float" office:value="27.0105816666667" calcext:value-type="float">
            <text:p>27.0105816667</text:p>
          </table:table-cell>
          <table:table-cell table:formula="of:=AVERAGE([.J16:.J21])" office:value-type="float" office:value="22.4797633333333" calcext:value-type="float">
            <text:p>22.4797633333</text:p>
          </table:table-cell>
          <table:table-cell table:formula="of:=AVERAGE([.K16:.K21])" office:value-type="float" office:value="114.234716666667" calcext:value-type="float">
            <text:p>114.2347166667</text:p>
          </table:table-cell>
          <table:table-cell table:formula="of:=AVERAGE([.L16:.L21])" office:value-type="float" office:value="91.5754" calcext:value-type="float">
            <text:p>91.5754</text:p>
          </table:table-cell>
          <table:table-cell table:formula="of:=AVERAGE([.M15:.M21])" office:value-type="float" office:value="259.378695714286" calcext:value-type="float">
            <text:p>259.378695714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4.4088" calcext:value-type="float">
            <text:p>24.4088</text:p>
          </table:table-cell>
          <table:table-cell table:style-name="ce2" office:value-type="float" office:value="42.2601" calcext:value-type="float">
            <text:p>42.2601</text:p>
          </table:table-cell>
          <table:table-cell table:style-name="ce2" office:value-type="float" office:value="41.2966" calcext:value-type="float">
            <text:p>41.2966</text:p>
          </table:table-cell>
          <table:table-cell table:style-name="ce2" office:value-type="float" office:value="38.1163" calcext:value-type="float">
            <text:p>38.1163</text:p>
          </table:table-cell>
          <table:table-cell table:formula="of:=SUM([.P22:.S22])" office:value-type="float" office:value="146.0818" calcext:value-type="float">
            <text:p>146.0818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22]/[.L22]" office:value-type="float" office:value="1.24743890462577" calcext:value-type="float">
            <text:p>1.2474389046</text:p>
          </table:table-cell>
          <table:table-cell table:number-columns-repeated="4"/>
          <table:table-cell table:formula="of:=AVERAGE([.P17:.P22])" office:value-type="float" office:value="31.6572816666667" calcext:value-type="float">
            <text:p>31.6572816667</text:p>
          </table:table-cell>
          <table:table-cell table:formula="of:=AVERAGE([.Q17:.Q22])" office:value-type="float" office:value="28.8534166666667" calcext:value-type="float">
            <text:p>28.8534166667</text:p>
          </table:table-cell>
          <table:table-cell table:formula="of:=AVERAGE([.R17:.R22])" office:value-type="float" office:value="132.750283333333" calcext:value-type="float">
            <text:p>132.7502833333</text:p>
          </table:table-cell>
          <table:table-cell table:formula="of:=AVERAGE([.S17:.S22])" office:value-type="float" office:value="99.6953166666667" calcext:value-type="float">
            <text:p>99.6953166667</text:p>
          </table:table-cell>
          <table:table-cell table:formula="of:=AVERAGE([.T16:.T22])" office:value-type="float" office:value="299.333855714286" calcext:value-type="float">
            <text:p>299.3338557143</text:p>
          </table:table-cell>
          <table:table-cell table:number-columns-repeated="7"/>
        </table:table-row>
        <table:table-row table:style-name="ro1">
          <table:table-cell table:number-columns-repeated="17"/>
          <table:table-cell table:formula="of:=[.R23]/[.S23]" office:value-type="float" office:value="1.33155987434381" calcext:value-type="float">
            <text:p>1.33155987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.2803805" calcext:value-type="float">
            <text:p>4.2803805</text:p>
          </table:table-cell>
          <table:table-cell table:style-name="ce2" office:value-type="float" office:value="16.95301" calcext:value-type="float">
            <text:p>16.95301</text:p>
          </table:table-cell>
          <table:table-cell table:style-name="ce2" office:value-type="float" office:value="9.070060125" calcext:value-type="float">
            <text:p>9.070060125</text:p>
          </table:table-cell>
          <table:table-cell table:style-name="ce2" office:value-type="float" office:value="8.529818625" calcext:value-type="float">
            <text:p>8.529818625</text:p>
          </table:table-cell>
          <table:table-cell table:formula="of:=SUM([.B26:.E26])" office:value-type="float" office:value="38.83326925" calcext:value-type="float">
            <text:p>38.833269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.150934" calcext:value-type="float">
            <text:p>2.150934</text:p>
          </table:table-cell>
          <table:table-cell table:style-name="ce2" office:value-type="float" office:value="7.16804" calcext:value-type="float">
            <text:p>7.16804</text:p>
          </table:table-cell>
          <table:table-cell table:style-name="ce2" office:value-type="float" office:value="4.013610625" calcext:value-type="float">
            <text:p>4.013610625</text:p>
          </table:table-cell>
          <table:table-cell table:style-name="ce3" office:value-type="float" office:value="4.013610625" calcext:value-type="float">
            <text:p>4.013610625</text:p>
          </table:table-cell>
          <table:table-cell table:formula="of:=SUM([.I26:.L26])" office:value-type="float" office:value="17.34619525" calcext:value-type="float">
            <text:p>17.346195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.619807" calcext:value-type="float">
            <text:p>2.619807</text:p>
          </table:table-cell>
          <table:table-cell table:style-name="ce2" office:value-type="float" office:value="1.576296" calcext:value-type="float">
            <text:p>1.576296</text:p>
          </table:table-cell>
          <table:table-cell table:style-name="ce2" office:value-type="float" office:value="3.1814095" calcext:value-type="float">
            <text:p>3.1814095</text:p>
          </table:table-cell>
          <table:table-cell table:style-name="ce3" office:value-type="float" office:value="3.1814095" calcext:value-type="float">
            <text:p>3.1814095</text:p>
          </table:table-cell>
          <table:table-cell table:formula="of:=SUM([.P26:.S26])" office:value-type="float" office:value="10.558922" calcext:value-type="float">
            <text:p>10.55892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554914" calcext:value-type="float">
            <text:p>1.554914</text:p>
          </table:table-cell>
          <table:table-cell table:style-name="ce2" office:value-type="float" office:value="3.538198" calcext:value-type="float">
            <text:p>3.538198</text:p>
          </table:table-cell>
          <table:table-cell table:style-name="ce2" office:value-type="float" office:value="2.38996525" calcext:value-type="float">
            <text:p>2.38996525</text:p>
          </table:table-cell>
          <table:table-cell table:style-name="ce2" office:value-type="float" office:value="2.11079225" calcext:value-type="float">
            <text:p>2.11079225</text:p>
          </table:table-cell>
          <table:table-cell table:formula="of:=SUM([.W26:.Z26])" office:value-type="float" office:value="9.5938695" calcext:value-type="float">
            <text:p>9.5938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.86967" calcext:value-type="float">
            <text:p>3.86967</text:p>
          </table:table-cell>
          <table:table-cell table:style-name="ce2" office:value-type="float" office:value="6.642847" calcext:value-type="float">
            <text:p>6.642847</text:p>
          </table:table-cell>
          <table:table-cell table:style-name="ce2" office:value-type="float" office:value="7.381541125" calcext:value-type="float">
            <text:p>7.381541125</text:p>
          </table:table-cell>
          <table:table-cell table:style-name="ce2" office:value-type="float" office:value="5.70552475" calcext:value-type="float">
            <text:p>5.70552475</text:p>
          </table:table-cell>
          <table:table-cell table:formula="of:=SUM([.B27:.E27])" office:value-type="float" office:value="23.599582875" calcext:value-type="float">
            <text:p>23.59958287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923633" calcext:value-type="float">
            <text:p>1.923633</text:p>
          </table:table-cell>
          <table:table-cell table:style-name="ce2" office:value-type="float" office:value="11.75348" calcext:value-type="float">
            <text:p>11.75348</text:p>
          </table:table-cell>
          <table:table-cell table:style-name="ce2" office:value-type="float" office:value="3.251325575" calcext:value-type="float">
            <text:p>3.251325575</text:p>
          </table:table-cell>
          <table:table-cell table:style-name="ce2" office:value-type="float" office:value="3.595758" calcext:value-type="float">
            <text:p>3.595758</text:p>
          </table:table-cell>
          <table:table-cell table:formula="of:=SUM([.I27:.L27])" office:value-type="float" office:value="20.524196575" calcext:value-type="float">
            <text:p>20.524196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0.867342" calcext:value-type="float">
            <text:p>0.867342</text:p>
          </table:table-cell>
          <table:table-cell table:style-name="ce2" office:value-type="float" office:value="3.243309" calcext:value-type="float">
            <text:p>3.243309</text:p>
          </table:table-cell>
          <table:table-cell table:style-name="ce2" office:value-type="float" office:value="2.972291" calcext:value-type="float">
            <text:p>2.972291</text:p>
          </table:table-cell>
          <table:table-cell table:style-name="ce2" office:value-type="float" office:value="3.701374375" calcext:value-type="float">
            <text:p>3.701374375</text:p>
          </table:table-cell>
          <table:table-cell table:formula="of:=SUM([.P27:.S27])" office:value-type="float" office:value="10.784316375" calcext:value-type="float">
            <text:p>10.7843163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.4022025" calcext:value-type="float">
            <text:p>1.4022025</text:p>
          </table:table-cell>
          <table:table-cell table:style-name="ce2" office:value-type="float" office:value="4.50141" calcext:value-type="float">
            <text:p>4.50141</text:p>
          </table:table-cell>
          <table:table-cell table:style-name="ce2" office:value-type="float" office:value="3.33753925" calcext:value-type="float">
            <text:p>3.33753925</text:p>
          </table:table-cell>
          <table:table-cell table:style-name="ce2" office:value-type="float" office:value="2.2889878875" calcext:value-type="float">
            <text:p>2.2889878875</text:p>
          </table:table-cell>
          <table:table-cell table:formula="of:=SUM([.W27:.Z27])" office:value-type="float" office:value="11.5301396375" calcext:value-type="float">
            <text:p>11.5301396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.317529" calcext:value-type="float">
            <text:p>1.317529</text:p>
          </table:table-cell>
          <table:table-cell table:style-name="ce2" office:value-type="float" office:value="9.220284" calcext:value-type="float">
            <text:p>9.220284</text:p>
          </table:table-cell>
          <table:table-cell table:style-name="ce2" office:value-type="float" office:value="6.207668" calcext:value-type="float">
            <text:p>6.207668</text:p>
          </table:table-cell>
          <table:table-cell table:style-name="ce2" office:value-type="float" office:value="5.08886925" calcext:value-type="float">
            <text:p>5.08886925</text:p>
          </table:table-cell>
          <table:table-cell table:formula="of:=SUM([.B28:.E28])" office:value-type="float" office:value="21.83435025" calcext:value-type="float">
            <text:p>21.83435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004579" calcext:value-type="float">
            <text:p>3.004579</text:p>
          </table:table-cell>
          <table:table-cell table:style-name="ce2" office:value-type="float" office:value="4.069859" calcext:value-type="float">
            <text:p>4.069859</text:p>
          </table:table-cell>
          <table:table-cell table:style-name="ce2" office:value-type="float" office:value="4.849438875" calcext:value-type="float">
            <text:p>4.849438875</text:p>
          </table:table-cell>
          <table:table-cell table:style-name="ce2" office:value-type="float" office:value="4.512302825" calcext:value-type="float">
            <text:p>4.512302825</text:p>
          </table:table-cell>
          <table:table-cell table:formula="of:=SUM([.I28:.L28])" office:value-type="float" office:value="16.4361797" calcext:value-type="float">
            <text:p>16.43617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932" calcext:value-type="float">
            <text:p>2.35932</text:p>
          </table:table-cell>
          <table:table-cell table:style-name="ce2" office:value-type="float" office:value="4.060901" calcext:value-type="float">
            <text:p>4.060901</text:p>
          </table:table-cell>
          <table:table-cell table:style-name="ce2" office:value-type="float" office:value="3.9785115" calcext:value-type="float">
            <text:p>3.9785115</text:p>
          </table:table-cell>
          <table:table-cell table:style-name="ce2" office:value-type="float" office:value="3.0536295" calcext:value-type="float">
            <text:p>3.0536295</text:p>
          </table:table-cell>
          <table:table-cell table:formula="of:=SUM([.P28:.S28])" office:value-type="float" office:value="13.452362" calcext:value-type="float">
            <text:p>13.45236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3.1454575" calcext:value-type="float">
            <text:p>3.1454575</text:p>
          </table:table-cell>
          <table:table-cell table:style-name="ce2" office:value-type="float" office:value="6.065219" calcext:value-type="float">
            <text:p>6.065219</text:p>
          </table:table-cell>
          <table:table-cell table:style-name="ce2" office:value-type="float" office:value="3.023767" calcext:value-type="float">
            <text:p>3.023767</text:p>
          </table:table-cell>
          <table:table-cell table:style-name="ce2" office:value-type="float" office:value="3.2575605" calcext:value-type="float">
            <text:p>3.2575605</text:p>
          </table:table-cell>
          <table:table-cell table:formula="of:=SUM([.W28:.Z28])" office:value-type="float" office:value="15.492004" calcext:value-type="float">
            <text:p>15.4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4.0249215" calcext:value-type="float">
            <text:p>4.0249215</text:p>
          </table:table-cell>
          <table:table-cell table:style-name="ce2" office:value-type="float" office:value="8.576299" calcext:value-type="float">
            <text:p>8.576299</text:p>
          </table:table-cell>
          <table:table-cell table:style-name="ce2" office:value-type="float" office:value="3.3415055" calcext:value-type="float">
            <text:p>3.3415055</text:p>
          </table:table-cell>
          <table:table-cell table:style-name="ce2" office:value-type="float" office:value="3.299659" calcext:value-type="float">
            <text:p>3.299659</text:p>
          </table:table-cell>
          <table:table-cell table:formula="of:=SUM([.B29:.E29])" office:value-type="float" office:value="19.242385" calcext:value-type="float">
            <text:p>19.24238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.1928545" calcext:value-type="float">
            <text:p>2.1928545</text:p>
          </table:table-cell>
          <table:table-cell table:style-name="ce2" office:value-type="float" office:value="5.547572" calcext:value-type="float">
            <text:p>5.547572</text:p>
          </table:table-cell>
          <table:table-cell table:style-name="ce2" office:value-type="float" office:value="6.0378925" calcext:value-type="float">
            <text:p>6.0378925</text:p>
          </table:table-cell>
          <table:table-cell table:style-name="ce2" office:value-type="float" office:value="4.339551" calcext:value-type="float">
            <text:p>4.339551</text:p>
          </table:table-cell>
          <table:table-cell table:formula="of:=SUM([.I29:.L29])" office:value-type="float" office:value="18.11787" calcext:value-type="float">
            <text:p>18.1178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2.2592535" calcext:value-type="float">
            <text:p>2.2592535</text:p>
          </table:table-cell>
          <table:table-cell table:style-name="ce2" office:value-type="float" office:value="3.317118" calcext:value-type="float">
            <text:p>3.317118</text:p>
          </table:table-cell>
          <table:table-cell table:style-name="ce2" office:value-type="float" office:value="4.15080525" calcext:value-type="float">
            <text:p>4.15080525</text:p>
          </table:table-cell>
          <table:table-cell table:style-name="ce2" office:value-type="float" office:value="4.628315625" calcext:value-type="float">
            <text:p>4.628315625</text:p>
          </table:table-cell>
          <table:table-cell table:formula="of:=SUM([.P29:.S29])" office:value-type="float" office:value="14.355492375" calcext:value-type="float">
            <text:p>14.35549237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.623129" calcext:value-type="float">
            <text:p>1.623129</text:p>
          </table:table-cell>
          <table:table-cell table:style-name="ce2" office:value-type="float" office:value="2.768127" calcext:value-type="float">
            <text:p>2.768127</text:p>
          </table:table-cell>
          <table:table-cell table:style-name="ce2" office:value-type="float" office:value="1.7761807375" calcext:value-type="float">
            <text:p>1.7761807375</text:p>
          </table:table-cell>
          <table:table-cell table:style-name="ce2" office:value-type="float" office:value="1.903549325" calcext:value-type="float">
            <text:p>1.903549325</text:p>
          </table:table-cell>
          <table:table-cell table:formula="of:=SUM([.W29:.Z29])" office:value-type="float" office:value="8.0709860625" calcext:value-type="float">
            <text:p>8.0709860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4.4561235" calcext:value-type="float">
            <text:p>4.4561235</text:p>
          </table:table-cell>
          <table:table-cell table:style-name="ce2" office:value-type="float" office:value="9.002918" calcext:value-type="float">
            <text:p>9.002918</text:p>
          </table:table-cell>
          <table:table-cell table:style-name="ce2" office:value-type="float" office:value="6.817599375" calcext:value-type="float">
            <text:p>6.817599375</text:p>
          </table:table-cell>
          <table:table-cell table:style-name="ce2" office:value-type="float" office:value="8.455383125" calcext:value-type="float">
            <text:p>8.455383125</text:p>
          </table:table-cell>
          <table:table-cell table:formula="of:=SUM([.B30:.E30])" office:value-type="float" office:value="28.732024" calcext:value-type="float">
            <text:p>28.73202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5768675" calcext:value-type="float">
            <text:p>2.5768675</text:p>
          </table:table-cell>
          <table:table-cell table:style-name="ce2" office:value-type="float" office:value="8.645294" calcext:value-type="float">
            <text:p>8.645294</text:p>
          </table:table-cell>
          <table:table-cell table:style-name="ce2" office:value-type="float" office:value="4.726371375" calcext:value-type="float">
            <text:p>4.726371375</text:p>
          </table:table-cell>
          <table:table-cell table:style-name="ce2" office:value-type="float" office:value="3.707838875" calcext:value-type="float">
            <text:p>3.707838875</text:p>
          </table:table-cell>
          <table:table-cell table:formula="of:=SUM([.I30:.L30])" office:value-type="float" office:value="19.65637175" calcext:value-type="float">
            <text:p>19.656371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.300738" calcext:value-type="float">
            <text:p>1.300738</text:p>
          </table:table-cell>
          <table:table-cell table:style-name="ce2" office:value-type="float" office:value="3.357939" calcext:value-type="float">
            <text:p>3.357939</text:p>
          </table:table-cell>
          <table:table-cell table:style-name="ce2" office:value-type="float" office:value="3.179115575" calcext:value-type="float">
            <text:p>3.179115575</text:p>
          </table:table-cell>
          <table:table-cell table:style-name="ce2" office:value-type="float" office:value="4.2478688625" calcext:value-type="float">
            <text:p>4.2478688625</text:p>
          </table:table-cell>
          <table:table-cell table:formula="of:=SUM([.P30:.S30])" office:value-type="float" office:value="12.0856614375" calcext:value-type="float">
            <text:p>12.0856614375</text:p>
          </table:table-cell>
          <table:table-cell table:number-columns-repeated="2"/>
          <table:table-cell table:formula="of:=AVERAGE([.W26:.W29])" office:value-type="float" office:value="1.93142575" calcext:value-type="float">
            <text:p>1.93142575</text:p>
          </table:table-cell>
          <table:table-cell table:formula="of:=AVERAGE([.X26:.X29])" office:value-type="float" office:value="4.2182385" calcext:value-type="float">
            <text:p>4.2182385</text:p>
          </table:table-cell>
          <table:table-cell table:formula="of:=AVERAGE([.Y26:.Y29])" office:value-type="float" office:value="2.631863059375" calcext:value-type="float">
            <text:p>2.6318630594</text:p>
          </table:table-cell>
          <table:table-cell table:formula="of:=AVERAGE([.Z26:.Z29])" office:value-type="float" office:value="2.390222490625" calcext:value-type="float">
            <text:p>2.3902224906</text:p>
          </table:table-cell>
          <table:table-cell table:formula="of:=AVERAGE([.AA26:.AA29])" office:value-type="float" office:value="11.1717498" calcext:value-type="float">
            <text:p>11.1717498</text:p>
          </table:table-cell>
        </table:table-row>
        <table:table-row table:style-name="ro1">
          <table:table-cell/>
          <table:table-cell table:formula="of:=AVERAGE([.B26:.B30])" office:value-type="float" office:value="3.5897249" calcext:value-type="float">
            <text:p>3.5897249</text:p>
          </table:table-cell>
          <table:table-cell table:formula="of:=AVERAGE([.C26:.C30])" office:value-type="float" office:value="10.0790716" calcext:value-type="float">
            <text:p>10.0790716</text:p>
          </table:table-cell>
          <table:table-cell table:formula="of:=AVERAGE([.D26:.D30])" office:value-type="float" office:value="6.563674825" calcext:value-type="float">
            <text:p>6.563674825</text:p>
          </table:table-cell>
          <table:table-cell table:formula="of:=AVERAGE([.E26:.E30])" office:value-type="float" office:value="6.21585095" calcext:value-type="float">
            <text:p>6.21585095</text:p>
          </table:table-cell>
          <table:table-cell table:formula="of:=AVERAGE([.F26:.F30])" office:value-type="float" office:value="26.448322275" calcext:value-type="float">
            <text:p>26.44832227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.601643" calcext:value-type="float">
            <text:p>4.601643</text:p>
          </table:table-cell>
          <table:table-cell table:style-name="ce2" office:value-type="float" office:value="8.891509" calcext:value-type="float">
            <text:p>8.891509</text:p>
          </table:table-cell>
          <table:table-cell table:style-name="ce2" office:value-type="float" office:value="4.380987" calcext:value-type="float">
            <text:p>4.380987</text:p>
          </table:table-cell>
          <table:table-cell table:style-name="ce2" office:value-type="float" office:value="5.540681" calcext:value-type="float">
            <text:p>5.540681</text:p>
          </table:table-cell>
          <table:table-cell table:formula="of:=SUM([.I31:.L31])" office:value-type="float" office:value="23.41482" calcext:value-type="float">
            <text:p>23.4148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([.P30:.Q30])" office:value-type="float" office:value="2.3293385" calcext:value-type="float">
            <text:p>2.3293385</text:p>
          </table:table-cell>
          <table:table-cell table:style-name="ce2" office:value-type="float" office:value="4.309965" calcext:value-type="float">
            <text:p>4.309965</text:p>
          </table:table-cell>
          <table:table-cell table:style-name="ce2" office:value-type="float" office:value="2.6522025375" calcext:value-type="float">
            <text:p>2.6522025375</text:p>
          </table:table-cell>
          <table:table-cell table:style-name="ce2" office:value-type="float" office:value="2.95349675" calcext:value-type="float">
            <text:p>2.95349675</text:p>
          </table:table-cell>
          <table:table-cell table:formula="of:=SUM([.P31:.S31])" office:value-type="float" office:value="12.2450027875" calcext:value-type="float">
            <text:p>12.2450027875</text:p>
          </table:table-cell>
          <table:table-cell table:number-columns-repeated="4"/>
          <table:table-cell table:formula="of:=[.Y30]/[.Z30]" office:value-type="float" office:value="1.10109542927396" calcext:value-type="float">
            <text:p>1.101095429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/[.E31]" office:value-type="float" office:value="1.05595756362208" calcext:value-type="float">
            <text:p>1.05595756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" office:value-type="float" office:value="1.390942" calcext:value-type="float">
            <text:p>1.390942</text:p>
          </table:table-cell>
          <table:table-cell table:style-name="ce2" office:value-type="float" office:value="4.142436" calcext:value-type="float">
            <text:p>4.142436</text:p>
          </table:table-cell>
          <table:table-cell table:style-name="ce2" office:value-type="float" office:value="4.69978675" calcext:value-type="float">
            <text:p>4.69978675</text:p>
          </table:table-cell>
          <table:table-cell table:style-name="ce2" office:value-type="float" office:value="4.160006" calcext:value-type="float">
            <text:p>4.160006</text:p>
          </table:table-cell>
          <table:table-cell table:formula="of:=SUM([.I32:.L32])" office:value-type="float" office:value="14.39317075" calcext:value-type="float">
            <text:p>14.3931707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.187007" calcext:value-type="float">
            <text:p>2.187007</text:p>
          </table:table-cell>
          <table:table-cell table:style-name="ce2" office:value-type="float" office:value="8.903512" calcext:value-type="float">
            <text:p>8.903512</text:p>
          </table:table-cell>
          <table:table-cell table:style-name="ce2" office:value-type="float" office:value="4.778646875" calcext:value-type="float">
            <text:p>4.778646875</text:p>
          </table:table-cell>
          <table:table-cell table:style-name="ce2" office:value-type="float" office:value="4.583976" calcext:value-type="float">
            <text:p>4.583976</text:p>
          </table:table-cell>
          <table:table-cell table:formula="of:=SUM([.P32:.S32])" office:value-type="float" office:value="20.453141875" calcext:value-type="float">
            <text:p>20.453141875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.I27:.I32])" office:value-type="float" office:value="2.6150865" calcext:value-type="float">
            <text:p>2.6150865</text:p>
          </table:table-cell>
          <table:table-cell table:formula="of:=AVERAGE([.J27:.J32])" office:value-type="float" office:value="7.175025" calcext:value-type="float">
            <text:p>7.175025</text:p>
          </table:table-cell>
          <table:table-cell table:formula="of:=AVERAGE([.K27:.K32])" office:value-type="float" office:value="4.65763367916667" calcext:value-type="float">
            <text:p>4.6576336792</text:p>
          </table:table-cell>
          <table:table-cell table:formula="of:=AVERAGE([.L27:.L32])" office:value-type="float" office:value="4.30935628333333" calcext:value-type="float">
            <text:p>4.3093562833</text:p>
          </table:table-cell>
          <table:table-cell table:formula="of:=AVERAGE([.M26:.M32])" office:value-type="float" office:value="18.5555434321429" calcext:value-type="float">
            <text:p>18.5555434321</text:p>
          </table:table-cell>
          <table:table-cell table:number-columns-repeated="2"/>
          <table:table-cell table:formula="of:=AVERAGE([.P27:.P32])" office:value-type="float" office:value="1.88383316666667" calcext:value-type="float">
            <text:p>1.8838331667</text:p>
          </table:table-cell>
          <table:table-cell table:formula="of:=AVERAGE([.Q27:.Q32])" office:value-type="float" office:value="4.532124" calcext:value-type="float">
            <text:p>4.532124</text:p>
          </table:table-cell>
          <table:table-cell table:formula="of:=AVERAGE([.R27:.R32])" office:value-type="float" office:value="3.61859545625" calcext:value-type="float">
            <text:p>3.6185954563</text:p>
          </table:table-cell>
          <table:table-cell table:formula="of:=AVERAGE([.S27:.S32])" office:value-type="float" office:value="3.86144351875" calcext:value-type="float">
            <text:p>3.8614435188</text:p>
          </table:table-cell>
          <table:table-cell table:formula="of:=AVERAGE([.T26:.T32])" office:value-type="float" office:value="13.4192712642857" calcext:value-type="float">
            <text:p>13.4192712643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[.K33]/[.L33]" office:value-type="float" office:value="1.08081889102099" calcext:value-type="float">
            <text:p>1.080818891</text:p>
          </table:table-cell>
          <table:table-cell table:number-columns-repeated="6"/>
          <table:table-cell table:formula="of:=[.R33]/[.S33]" office:value-type="float" office:value="0.937109513237523" calcext:value-type="float">
            <text:p>0.9371095132</text:p>
          </table:table-cell>
          <table:table-cell table:number-columns-repeated="9"/>
        </table:table-row>
        <table:table-row table:style-name="ro1" table:number-rows-repeated="43">
          <table:table-cell table:number-columns-repeated="27"/>
        </table:table-row>
        <table:table-row table:style-name="ro1">
          <table:table-cell/>
          <table:table-cell office:value-type="float" office:value="54.43592" calcext:value-type="float">
            <text:p>54.43592</text:p>
          </table:table-cell>
          <table:table-cell office:value-type="float" office:value="36.84312" calcext:value-type="float">
            <text:p>36.84312</text:p>
          </table:table-cell>
          <table:table-cell office:value-type="float" office:value="174.63184" calcext:value-type="float">
            <text:p>174.63184</text:p>
          </table:table-cell>
          <table:table-cell office:value-type="float" office:value="125.27034" calcext:value-type="float">
            <text:p>125.27034</text:p>
          </table:table-cell>
          <table:table-cell office:value-type="float" office:value="391.18122" calcext:value-type="float">
            <text:p>391.181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.9468557142857" calcext:value-type="float">
            <text:p>28.9468557143</text:p>
          </table:table-cell>
          <table:table-cell office:value-type="float" office:value="22.9210542857143" calcext:value-type="float">
            <text:p>22.9210542857</text:p>
          </table:table-cell>
          <table:table-cell office:value-type="float" office:value="113.466528571429" calcext:value-type="float">
            <text:p>113.4665285714</text:p>
          </table:table-cell>
          <table:table-cell office:value-type="float" office:value="94.0442571428571" calcext:value-type="float">
            <text:p>94.0442571429</text:p>
          </table:table-cell>
          <table:table-cell office:value-type="float" office:value="259.378695714286" calcext:value-type="float">
            <text:p>259.37869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.0993414285714" calcext:value-type="float">
            <text:p>33.0993414286</text:p>
          </table:table-cell>
          <table:table-cell office:value-type="float" office:value="29.0540285714286" calcext:value-type="float">
            <text:p>29.0540285714</text:p>
          </table:table-cell>
          <table:table-cell office:value-type="float" office:value="132.756657142857" calcext:value-type="float">
            <text:p>132.7566571429</text:p>
          </table:table-cell>
          <table:table-cell office:value-type="float" office:value="104.423828571429" calcext:value-type="float">
            <text:p>104.4238285714</text:p>
          </table:table-cell>
          <table:table-cell office:value-type="float" office:value="299.333855714286" calcext:value-type="float">
            <text:p>299.33385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6.1247975" calcext:value-type="float">
            <text:p>36.1247975</text:p>
          </table:table-cell>
          <table:table-cell office:value-type="float" office:value="22.9347325" calcext:value-type="float">
            <text:p>22.9347325</text:p>
          </table:table-cell>
          <table:table-cell office:value-type="float" office:value="105.24885" calcext:value-type="float">
            <text:p>105.24885</text:p>
          </table:table-cell>
          <table:table-cell office:value-type="float" office:value="75.599735" calcext:value-type="float">
            <text:p>75.599735</text:p>
          </table:table-cell>
          <table:table-cell office:value-type="float" office:value="239.908115" calcext:value-type="float">
            <text:p>239.90811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1:47:08.22153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6:53.706217213</meta:creation-date>
    <dc:date>2016-08-05T12:52:42.480323289</dc:date>
    <meta:editing-duration>PT8H9M16S</meta:editing-duration>
    <meta:editing-cycles>47</meta:editing-cycles>
    <meta:generator>LibreOffice/5.0.6.3$Linux_X86_64 LibreOffice_project/00m0$Build-3</meta:generator>
    <meta:document-statistic meta:table-count="1" meta:cell-count="42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7.0105816666667">
                <text:p>27.0105816666667</text:p>
              </table:table-cell>
              <table:table-cell office:value-type="float" office:value="22.4797633333333">
                <text:p>22.4797633333333</text:p>
              </table:table-cell>
              <table:table-cell office:value-type="float" office:value="114.234716666667">
                <text:p>114.23471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31.6572816666667">
                <text:p>31.6572816666667</text:p>
              </table:table-cell>
              <table:table-cell office:value-type="float" office:value="28.8534166666667">
                <text:p>28.8534166666667</text:p>
              </table:table-cell>
              <table:table-cell office:value-type="float" office:value="132.750283333333">
                <text:p>132.750283333333</text:p>
              </table:table-cell>
              <table:table-cell office:value-type="float" office:value="99.6953166666667">
                <text:p>99.6953166666667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I27:Sheet1.L32" svg:x="0.32cm" svg:y="0.179cm" svg:width="13.101cm" svg:height="8.636cm">
          <chartooo:coordinate-region svg:x="0.941cm" svg:y="0.378cm" svg:width="12.48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7:Sheet1.I32" chart:class="chart:bar">
            <chart:data-point chart:repeated="6"/>
          </chart:series>
          <chart:series chart:style-name="ch8" chart:values-cell-range-address="Sheet1.J27:Sheet1.J32" chart:class="chart:bar">
            <chart:data-point chart:repeated="6"/>
          </chart:series>
          <chart:series chart:style-name="ch9" chart:values-cell-range-address="Sheet1.K27:Sheet1.K32" chart:class="chart:bar">
            <chart:data-point chart:repeated="6"/>
          </chart:series>
          <chart:series chart:style-name="ch10" chart:values-cell-range-address="Sheet1.L27:Sheet1.L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3633">
                <text:p>1.923633</text:p>
                <draw:g>
                  <svg:desc>Sheet1.I27:Sheet1.I32</svg:desc>
                </draw:g>
              </table:table-cell>
              <table:table-cell office:value-type="float" office:value="11.75348">
                <text:p>11.75348</text:p>
                <draw:g>
                  <svg:desc>Sheet1.J27:Sheet1.J32</svg:desc>
                </draw:g>
              </table:table-cell>
              <table:table-cell office:value-type="float" office:value="3.251325575">
                <text:p>3.251325575</text:p>
                <draw:g>
                  <svg:desc>Sheet1.K27:Sheet1.K32</svg:desc>
                </draw:g>
              </table:table-cell>
              <table:table-cell office:value-type="float" office:value="3.595758">
                <text:p>3.595758</text:p>
                <draw:g>
                  <svg:desc>Sheet1.L27:Sheet1.L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579">
                <text:p>3.004579</text:p>
              </table:table-cell>
              <table:table-cell office:value-type="float" office:value="4.069859">
                <text:p>4.069859</text:p>
              </table:table-cell>
              <table:table-cell office:value-type="float" office:value="4.849438875">
                <text:p>4.849438875</text:p>
              </table:table-cell>
              <table:table-cell office:value-type="float" office:value="4.512302825">
                <text:p>4.51230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28545">
                <text:p>2.1928545</text:p>
              </table:table-cell>
              <table:table-cell office:value-type="float" office:value="5.547572">
                <text:p>5.547572</text:p>
              </table:table-cell>
              <table:table-cell office:value-type="float" office:value="6.0378925">
                <text:p>6.0378925</text:p>
              </table:table-cell>
              <table:table-cell office:value-type="float" office:value="4.339551">
                <text:p>4.33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68675">
                <text:p>2.5768675</text:p>
              </table:table-cell>
              <table:table-cell office:value-type="float" office:value="8.645294">
                <text:p>8.645294</text:p>
              </table:table-cell>
              <table:table-cell office:value-type="float" office:value="4.726371375">
                <text:p>4.726371375</text:p>
              </table:table-cell>
              <table:table-cell office:value-type="float" office:value="3.707838875">
                <text:p>3.70783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01643">
                <text:p>4.601643</text:p>
              </table:table-cell>
              <table:table-cell office:value-type="float" office:value="8.891509">
                <text:p>8.891509</text:p>
              </table:table-cell>
              <table:table-cell office:value-type="float" office:value="4.380987">
                <text:p>4.380987</text:p>
              </table:table-cell>
              <table:table-cell office:value-type="float" office:value="5.540681">
                <text:p>5.54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0942">
                <text:p>1.390942</text:p>
              </table:table-cell>
              <table:table-cell office:value-type="float" office:value="4.142436">
                <text:p>4.142436</text:p>
              </table:table-cell>
              <table:table-cell office:value-type="float" office:value="4.69978675">
                <text:p>4.69978675</text:p>
              </table:table-cell>
              <table:table-cell office:value-type="float" office:value="4.160006">
                <text:p>4.1600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5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I16:Sheet1.L21" svg:x="0.32cm" svg:y="0.179cm" svg:width="13.1cm" svg:height="8.637cm">
          <chartooo:coordinate-region svg:x="1.127cm" svg:y="0.379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6:Sheet1.I21" chart:class="chart:bar">
            <chart:data-point chart:repeated="6"/>
          </chart:series>
          <chart:series chart:style-name="ch8" chart:values-cell-range-address="Sheet1.J16:Sheet1.J21" chart:class="chart:bar">
            <chart:data-point chart:repeated="6"/>
          </chart:series>
          <chart:series chart:style-name="ch9" chart:values-cell-range-address="Sheet1.K16:Sheet1.K21" chart:class="chart:bar">
            <chart:data-point chart:repeated="6"/>
          </chart:series>
          <chart:series chart:style-name="ch10" chart:values-cell-range-address="Sheet1.L16:Sheet1.L2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21">
                <text:p>19.921</text:p>
                <draw:g>
                  <svg:desc>Sheet1.I16:Sheet1.I21</svg:desc>
                </draw:g>
              </table:table-cell>
              <table:table-cell office:value-type="float" office:value="23.7583">
                <text:p>23.7583</text:p>
                <draw:g>
                  <svg:desc>Sheet1.J16:Sheet1.J21</svg:desc>
                </draw:g>
              </table:table-cell>
              <table:table-cell office:value-type="float" office:value="86.013">
                <text:p>86.013</text:p>
                <draw:g>
                  <svg:desc>Sheet1.K16:Sheet1.K21</svg:desc>
                </draw:g>
              </table:table-cell>
              <table:table-cell office:value-type="float" office:value="90.59442">
                <text:p>90.59442</text:p>
                <draw:g>
                  <svg:desc>Sheet1.L16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498">
                <text:p>13.6498</text:p>
              </table:table-cell>
              <table:table-cell office:value-type="float" office:value="15.9533">
                <text:p>15.9533</text:p>
              </table:table-cell>
              <table:table-cell office:value-type="float" office:value="87.2619">
                <text:p>87.2619</text:p>
              </table:table-cell>
              <table:table-cell office:value-type="float" office:value="113.11968">
                <text:p>113.11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503">
                <text:p>16.4503</text:p>
              </table:table-cell>
              <table:table-cell office:value-type="float" office:value="14.4999">
                <text:p>14.4999</text:p>
              </table:table-cell>
              <table:table-cell office:value-type="float" office:value="69.3649">
                <text:p>69.3649</text:p>
              </table:table-cell>
              <table:table-cell office:value-type="float" office:value="58.4197">
                <text:p>58.4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095">
                <text:p>17.2095</text:p>
              </table:table-cell>
              <table:table-cell office:value-type="float" office:value="29.6276">
                <text:p>29.6276</text:p>
              </table:table-cell>
              <table:table-cell office:value-type="float" office:value="139.3775">
                <text:p>139.3775</text:p>
              </table:table-cell>
              <table:table-cell office:value-type="float" office:value="111.0404">
                <text:p>111.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3345">
                <text:p>59.3345</text:p>
              </table:table-cell>
              <table:table-cell office:value-type="float" office:value="16.4841">
                <text:p>16.4841</text:p>
              </table:table-cell>
              <table:table-cell office:value-type="float" office:value="203.9101">
                <text:p>203.9101</text:p>
              </table:table-cell>
              <table:table-cell office:value-type="float" office:value="83.165">
                <text:p>83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49839">
                <text:p>35.49839</text:p>
              </table:table-cell>
              <table:table-cell office:value-type="float" office:value="34.55538">
                <text:p>34.55538</text:p>
              </table:table-cell>
              <table:table-cell office:value-type="float" office:value="99.4809">
                <text:p>99.4809</text:p>
              </table:table-cell>
              <table:table-cell office:value-type="float" office:value="93.1132">
                <text:p>93.11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B15:Sheet1.E19" svg:x="0.32cm" svg:y="0.179cm" svg:width="13.1cm" svg:height="8.636cm">
          <chartooo:coordinate-region svg:x="1.127cm" svg:y="0.378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9" chart:class="chart:bar">
            <chart:data-point chart:repeated="5"/>
          </chart:series>
          <chart:series chart:style-name="ch8" chart:values-cell-range-address="Sheet1.C15:Sheet1.C19" chart:class="chart:bar">
            <chart:data-point chart:repeated="5"/>
          </chart:series>
          <chart:series chart:style-name="ch9" chart:values-cell-range-address="Sheet1.D15:Sheet1.D19" chart:class="chart:bar">
            <chart:data-point chart:repeated="5"/>
          </chart:series>
          <chart:series chart:style-name="ch10" chart:values-cell-range-address="Sheet1.E15:Sheet1.E1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601">
                <text:p>44.601</text:p>
                <draw:g>
                  <svg:desc>Sheet1.B15:Sheet1.B19</svg:desc>
                </draw:g>
              </table:table-cell>
              <table:table-cell office:value-type="float" office:value="27.73">
                <text:p>27.73</text:p>
                <draw:g>
                  <svg:desc>Sheet1.C15:Sheet1.C19</svg:desc>
                </draw:g>
              </table:table-cell>
              <table:table-cell office:value-type="float" office:value="44.506">
                <text:p>44.506</text:p>
                <draw:g>
                  <svg:desc>Sheet1.D15:Sheet1.D19</svg:desc>
                </draw:g>
              </table:table-cell>
              <table:table-cell office:value-type="float" office:value="56.699">
                <text:p>56.699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2698">
                <text:p>86.2698</text:p>
              </table:table-cell>
              <table:table-cell office:value-type="float" office:value="26.6007">
                <text:p>26.6007</text:p>
              </table:table-cell>
              <table:table-cell office:value-type="float" office:value="129.5357">
                <text:p>129.5357</text:p>
              </table:table-cell>
              <table:table-cell office:value-type="float" office:value="88.6564999999999">
                <text:p>88.656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2235000000001">
                <text:p>37.2235000000001</text:p>
              </table:table-cell>
              <table:table-cell office:value-type="float" office:value="32.5">
                <text:p>32.5</text:p>
              </table:table-cell>
              <table:table-cell office:value-type="float" office:value="224.7486">
                <text:p>224.7486</text:p>
              </table:table-cell>
              <table:table-cell office:value-type="float" office:value="116.156">
                <text:p>116.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4288">
                <text:p>71.4288</text:p>
              </table:table-cell>
              <table:table-cell office:value-type="float" office:value="55.8885">
                <text:p>55.8885</text:p>
              </table:table-cell>
              <table:table-cell office:value-type="float" office:value="281.5956">
                <text:p>281.5956</text:p>
              </table:table-cell>
              <table:table-cell office:value-type="float" office:value="225.2061">
                <text:p>225.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565000000001">
                <text:p>32.6565000000001</text:p>
              </table:table-cell>
              <table:table-cell office:value-type="float" office:value="41.4964">
                <text:p>41.4964</text:p>
              </table:table-cell>
              <table:table-cell office:value-type="float" office:value="192.7733">
                <text:p>192.7733</text:p>
              </table:table-cell>
              <table:table-cell office:value-type="float" office:value="139.6341">
                <text:p>139.63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B26:Sheet1.E30" svg:x="0.32cm" svg:y="0.179cm" svg:width="13.101cm" svg:height="8.637cm">
          <chartooo:coordinate-region svg:x="0.941cm" svg:y="0.378cm" svg:width="12.48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0" chart:class="chart:bar">
            <chart:data-point chart:repeated="5"/>
          </chart:series>
          <chart:series chart:style-name="ch8" chart:values-cell-range-address="Sheet1.C26:Sheet1.C30" chart:class="chart:bar">
            <chart:data-point chart:repeated="5"/>
          </chart:series>
          <chart:series chart:style-name="ch9" chart:values-cell-range-address="Sheet1.D26:Sheet1.D30" chart:class="chart:bar">
            <chart:data-point chart:repeated="5"/>
          </chart:series>
          <chart:series chart:style-name="ch10" chart:values-cell-range-address="Sheet1.E26:Sheet1.E3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803805">
                <text:p>4.2803805</text:p>
                <draw:g>
                  <svg:desc>Sheet1.B26:Sheet1.B30</svg:desc>
                </draw:g>
              </table:table-cell>
              <table:table-cell office:value-type="float" office:value="16.95301">
                <text:p>16.95301</text:p>
                <draw:g>
                  <svg:desc>Sheet1.C26:Sheet1.C30</svg:desc>
                </draw:g>
              </table:table-cell>
              <table:table-cell office:value-type="float" office:value="9.070060125">
                <text:p>9.070060125</text:p>
                <draw:g>
                  <svg:desc>Sheet1.D26:Sheet1.D30</svg:desc>
                </draw:g>
              </table:table-cell>
              <table:table-cell office:value-type="float" office:value="8.529818625">
                <text:p>8.529818625</text:p>
                <draw:g>
                  <svg:desc>Sheet1.E26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6967">
                <text:p>3.86967</text:p>
              </table:table-cell>
              <table:table-cell office:value-type="float" office:value="6.642847">
                <text:p>6.642847</text:p>
              </table:table-cell>
              <table:table-cell office:value-type="float" office:value="7.381541125">
                <text:p>7.381541125</text:p>
              </table:table-cell>
              <table:table-cell office:value-type="float" office:value="5.70552475">
                <text:p>5.7055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7529">
                <text:p>1.317529</text:p>
              </table:table-cell>
              <table:table-cell office:value-type="float" office:value="9.220284">
                <text:p>9.220284</text:p>
              </table:table-cell>
              <table:table-cell office:value-type="float" office:value="6.207668">
                <text:p>6.207668</text:p>
              </table:table-cell>
              <table:table-cell office:value-type="float" office:value="5.08886925">
                <text:p>5.08886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49215">
                <text:p>4.0249215</text:p>
              </table:table-cell>
              <table:table-cell office:value-type="float" office:value="8.576299">
                <text:p>8.576299</text:p>
              </table:table-cell>
              <table:table-cell office:value-type="float" office:value="3.3415055">
                <text:p>3.3415055</text:p>
              </table:table-cell>
              <table:table-cell office:value-type="float" office:value="3.299659">
                <text:p>3.299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561235">
                <text:p>4.4561235</text:p>
              </table:table-cell>
              <table:table-cell office:value-type="float" office:value="9.002918">
                <text:p>9.002918</text:p>
              </table:table-cell>
              <table:table-cell office:value-type="float" office:value="6.817599375">
                <text:p>6.817599375</text:p>
              </table:table-cell>
              <table:table-cell office:value-type="float" office:value="8.455383125">
                <text:p>8.4553831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0.46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9.82cm" svg:height="8.636cm">
          <chartooo:coordinate-region svg:x="0.941cm" svg:y="0.378cm" svg:width="9.199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563674825">
                <text:p>6.563674825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1585095">
                <text:p>6.2158509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6150865">
                <text:p>2.6150865</text:p>
              </table:table-cell>
              <table:table-cell office:value-type="float" office:value="7.175025">
                <text:p>7.175025</text:p>
              </table:table-cell>
              <table:table-cell office:value-type="float" office:value="4.65763367916667">
                <text:p>4.65763367916667</text:p>
              </table:table-cell>
              <table:table-cell office:value-type="float" office:value="4.30935628333333">
                <text:p>4.30935628333333</text:p>
              </table:table-cell>
            </table:table-row>
            <table:table-row>
              <table:table-cell office:value-type="string"/>
              <table:table-cell office:value-type="float" office:value="1.88383316666667">
                <text:p>1.88383316666667</text:p>
              </table:table-cell>
              <table:table-cell office:value-type="float" office:value="4.532124">
                <text:p>4.532124</text:p>
              </table:table-cell>
              <table:table-cell office:value-type="float" office:value="3.61859545625">
                <text:p>3.61859545625</text:p>
              </table:table-cell>
              <table:table-cell office:value-type="float" office:value="3.86144351875">
                <text:p>3.86144351875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114.234716666667">
                <text:p>114.23471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132.750283333333">
                <text:p>132.750283333333</text:p>
              </table:table-cell>
              <table:table-cell office:value-type="float" office:value="99.6953166666667">
                <text:p>99.6953166666667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7.0105816666667">
                <text:p>27.0105816666667</text:p>
              </table:table-cell>
              <table:table-cell office:value-type="float" office:value="22.4797633333333">
                <text:p>22.4797633333333</text:p>
              </table:table-cell>
              <table:table-cell office:value-type="float" office:value="114.234716666667">
                <text:p>114.23471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31.6572816666667">
                <text:p>31.6572816666667</text:p>
              </table:table-cell>
              <table:table-cell office:value-type="float" office:value="28.8534166666667">
                <text:p>28.8534166666667</text:p>
              </table:table-cell>
              <table:table-cell office:value-type="float" office:value="132.750283333333">
                <text:p>132.750283333333</text:p>
              </table:table-cell>
              <table:table-cell office:value-type="float" office:value="99.6953166666667">
                <text:p>99.6953166666667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114.234716666667">
                <text:p>114.234716666667</text:p>
              </table:table-cell>
              <table:table-cell office:value-type="float" office:value="91.5754">
                <text:p>91.5754</text:p>
              </table:table-cell>
            </table:table-row>
            <table:table-row>
              <table:table-cell office:value-type="string"/>
              <table:table-cell office:value-type="float" office:value="132.750283333333">
                <text:p>132.750283333333</text:p>
              </table:table-cell>
              <table:table-cell office:value-type="float" office:value="99.6953166666667">
                <text:p>99.6953166666667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0.459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9.819cm" svg:height="8.636cm">
          <chartooo:coordinate-region svg:x="0.941cm" svg:y="0.378cm" svg:width="9.198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563674825">
                <text:p>6.563674825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1585095">
                <text:p>6.2158509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6150865">
                <text:p>2.6150865</text:p>
              </table:table-cell>
              <table:table-cell office:value-type="float" office:value="7.175025">
                <text:p>7.175025</text:p>
              </table:table-cell>
              <table:table-cell office:value-type="float" office:value="4.65763367916667">
                <text:p>4.65763367916667</text:p>
              </table:table-cell>
              <table:table-cell office:value-type="float" office:value="4.30935628333333">
                <text:p>4.30935628333333</text:p>
              </table:table-cell>
            </table:table-row>
            <table:table-row>
              <table:table-cell office:value-type="string"/>
              <table:table-cell office:value-type="float" office:value="1.88383316666667">
                <text:p>1.88383316666667</text:p>
              </table:table-cell>
              <table:table-cell office:value-type="float" office:value="4.532124">
                <text:p>4.532124</text:p>
              </table:table-cell>
              <table:table-cell office:value-type="float" office:value="3.61859545625">
                <text:p>3.61859545625</text:p>
              </table:table-cell>
              <table:table-cell office:value-type="float" office:value="3.86144351875">
                <text:p>3.86144351875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7cm" svg:height="8.994cm" xlink:href=".." xlink:type="simple" chart:class="chart:bar" chart:style-name="ch1">
        <chart:legend chart:legend-position="end" svg:x="13.624cm" svg:y="3.451cm" style:legend-expansion="high" chart:style-name="ch2"/>
        <chart:plot-area chart:style-name="ch3" table:cell-range-address="Sheet1.W16:Sheet1.Z19" svg:x="0.319cm" svg:y="0.179cm" svg:width="12.986cm" svg:height="8.636cm">
          <chartooo:coordinate-region svg:x="1.126cm" svg:y="0.378cm" svg:width="12.17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16:Sheet1.W19" chart:class="chart:bar">
            <chart:data-point chart:repeated="4"/>
          </chart:series>
          <chart:series chart:style-name="ch8" chart:values-cell-range-address="Sheet1.X16:Sheet1.X19" chart:class="chart:bar">
            <chart:data-point chart:repeated="4"/>
          </chart:series>
          <chart:series chart:style-name="ch9" chart:values-cell-range-address="Sheet1.Y16:Sheet1.Y19" chart:class="chart:bar">
            <chart:data-point chart:repeated="4"/>
          </chart:series>
          <chart:series chart:style-name="ch10" chart:values-cell-range-address="Sheet1.Z16:Sheet1.Z1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">
                <text:p>47.198</text:p>
                <draw:g>
                  <svg:desc>Sheet1.W16:Sheet1.W19</svg:desc>
                </draw:g>
              </table:table-cell>
              <table:table-cell office:value-type="float" office:value="21.408">
                <text:p>21.408</text:p>
                <draw:g>
                  <svg:desc>Sheet1.X16:Sheet1.X19</svg:desc>
                </draw:g>
              </table:table-cell>
              <table:table-cell office:value-type="float" office:value="162.962">
                <text:p>162.962</text:p>
                <draw:g>
                  <svg:desc>Sheet1.Y16:Sheet1.Y19</svg:desc>
                </draw:g>
              </table:table-cell>
              <table:table-cell office:value-type="float" office:value="87.06737">
                <text:p>87.06737</text:p>
                <draw:g>
                  <svg:desc>Sheet1.Z16:Sheet1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0295">
                <text:p>22.00295</text:p>
              </table:table-cell>
              <table:table-cell office:value-type="float" office:value="16.251">
                <text:p>16.251</text:p>
              </table:table-cell>
              <table:table-cell office:value-type="float" office:value="74.4534">
                <text:p>74.4534</text:p>
              </table:table-cell>
              <table:table-cell office:value-type="float" office:value="71.80547">
                <text:p>71.80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751">
                <text:p>21.09751</text:p>
              </table:table-cell>
              <table:table-cell office:value-type="float" office:value="16.95763">
                <text:p>16.95763</text:p>
              </table:table-cell>
              <table:table-cell office:value-type="float" office:value="56.4048">
                <text:p>56.4048</text:p>
              </table:table-cell>
              <table:table-cell office:value-type="float" office:value="63.9076">
                <text:p>63.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0073">
                <text:p>54.20073</text:p>
              </table:table-cell>
              <table:table-cell office:value-type="float" office:value="37.1223">
                <text:p>37.1223</text:p>
              </table:table-cell>
              <table:table-cell office:value-type="float" office:value="127.1752">
                <text:p>127.1752</text:p>
              </table:table-cell>
              <table:table-cell office:value-type="float" office:value="79.6185">
                <text:p>79.61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1.W26:Sheet1.Z29" svg:x="0.32cm" svg:y="0.18cm" svg:width="13.017cm" svg:height="8.64cm">
          <chartooo:coordinate-region svg:x="0.941cm" svg:y="0.379cm" svg:width="12.3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6:Sheet1.W29" chart:class="chart:bar">
            <chart:data-point chart:repeated="4"/>
          </chart:series>
          <chart:series chart:style-name="ch8" chart:values-cell-range-address="Sheet1.X26:Sheet1.X29" chart:class="chart:bar">
            <chart:data-point chart:repeated="4"/>
          </chart:series>
          <chart:series chart:style-name="ch9" chart:values-cell-range-address="Sheet1.Y26:Sheet1.Y29" chart:class="chart:bar">
            <chart:data-point chart:repeated="4"/>
          </chart:series>
          <chart:series chart:style-name="ch10" chart:values-cell-range-address="Sheet1.Z26:Sheet1.Z2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4914">
                <text:p>1.554914</text:p>
                <draw:g>
                  <svg:desc>Sheet1.W26:Sheet1.W29</svg:desc>
                </draw:g>
              </table:table-cell>
              <table:table-cell office:value-type="float" office:value="3.538198">
                <text:p>3.538198</text:p>
                <draw:g>
                  <svg:desc>Sheet1.X26:Sheet1.X29</svg:desc>
                </draw:g>
              </table:table-cell>
              <table:table-cell office:value-type="float" office:value="2.38996525">
                <text:p>2.38996525</text:p>
                <draw:g>
                  <svg:desc>Sheet1.Y26:Sheet1.Y29</svg:desc>
                </draw:g>
              </table:table-cell>
              <table:table-cell office:value-type="float" office:value="2.11079225">
                <text:p>2.11079225</text:p>
                <draw:g>
                  <svg:desc>Sheet1.Z26:Sheet1.Z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22025">
                <text:p>1.4022025</text:p>
              </table:table-cell>
              <table:table-cell office:value-type="float" office:value="4.50141">
                <text:p>4.50141</text:p>
              </table:table-cell>
              <table:table-cell office:value-type="float" office:value="3.33753925">
                <text:p>3.33753925</text:p>
              </table:table-cell>
              <table:table-cell office:value-type="float" office:value="2.2889878875">
                <text:p>2.288987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54575">
                <text:p>3.1454575</text:p>
              </table:table-cell>
              <table:table-cell office:value-type="float" office:value="6.065219">
                <text:p>6.065219</text:p>
              </table:table-cell>
              <table:table-cell office:value-type="float" office:value="3.023767">
                <text:p>3.023767</text:p>
              </table:table-cell>
              <table:table-cell office:value-type="float" office:value="3.2575605">
                <text:p>3.2575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3129">
                <text:p>1.623129</text:p>
              </table:table-cell>
              <table:table-cell office:value-type="float" office:value="2.768127">
                <text:p>2.768127</text:p>
              </table:table-cell>
              <table:table-cell office:value-type="float" office:value="1.7761807375">
                <text:p>1.7761807375</text:p>
              </table:table-cell>
              <table:table-cell office:value-type="float" office:value="1.903549325">
                <text:p>1.903549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14cm" svg:y="3.451cm" style:legend-expansion="high" chart:style-name="ch2"/>
        <chart:plot-area chart:style-name="ch3" table:cell-range-address="Sheet1.P17:Sheet1.S22" svg:x="0.32cm" svg:y="0.179cm" svg:width="13.074cm" svg:height="8.636cm">
          <chartooo:coordinate-region svg:x="1.127cm" svg:y="0.378cm" svg:width="12.267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7:Sheet1.P22" chart:class="chart:bar">
            <chart:data-point chart:repeated="6"/>
          </chart:series>
          <chart:series chart:style-name="ch8" chart:values-cell-range-address="Sheet1.Q17:Sheet1.Q22" chart:class="chart:bar">
            <chart:data-point chart:repeated="6"/>
          </chart:series>
          <chart:series chart:style-name="ch9" chart:values-cell-range-address="Sheet1.R17:Sheet1.R22" chart:class="chart:bar">
            <chart:data-point chart:repeated="6"/>
          </chart:series>
          <chart:series chart:style-name="ch10" chart:values-cell-range-address="Sheet1.S17:Sheet1.S2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6863">
                <text:p>58.66863</text:p>
                <draw:g>
                  <svg:desc>Sheet1.P17:Sheet1.P22</svg:desc>
                </draw:g>
              </table:table-cell>
              <table:table-cell office:value-type="float" office:value="16.3988">
                <text:p>16.3988</text:p>
                <draw:g>
                  <svg:desc>Sheet1.Q17:Sheet1.Q22</svg:desc>
                </draw:g>
              </table:table-cell>
              <table:table-cell office:value-type="float" office:value="127.2309">
                <text:p>127.2309</text:p>
                <draw:g>
                  <svg:desc>Sheet1.R17:Sheet1.R22</svg:desc>
                </draw:g>
              </table:table-cell>
              <table:table-cell office:value-type="float" office:value="82.5638">
                <text:p>82.5638</text:p>
                <draw:g>
                  <svg:desc>Sheet1.S17:Sheet1.S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0093">
                <text:p>29.0093</text:p>
              </table:table-cell>
              <table:table-cell office:value-type="float" office:value="49.1603">
                <text:p>49.1603</text:p>
              </table:table-cell>
              <table:table-cell office:value-type="float" office:value="120.6714">
                <text:p>120.6714</text:p>
              </table:table-cell>
              <table:table-cell office:value-type="float" office:value="168.2333">
                <text:p>168.2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213">
                <text:p>36.213</text:p>
              </table:table-cell>
              <table:table-cell office:value-type="float" office:value="22.4135">
                <text:p>22.4135</text:p>
              </table:table-cell>
              <table:table-cell office:value-type="float" office:value="137.0758">
                <text:p>137.0758</text:p>
              </table:table-cell>
              <table:table-cell office:value-type="float" office:value="55.2902">
                <text:p>55.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4411">
                <text:p>21.4411</text:p>
              </table:table-cell>
              <table:table-cell office:value-type="float" office:value="17.1868">
                <text:p>17.1868</text:p>
              </table:table-cell>
              <table:table-cell office:value-type="float" office:value="86.8132">
                <text:p>86.8132</text:p>
              </table:table-cell>
              <table:table-cell office:value-type="float" office:value="61.2443">
                <text:p>61.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0286">
                <text:p>20.20286</text:p>
              </table:table-cell>
              <table:table-cell office:value-type="float" office:value="25.701">
                <text:p>25.701</text:p>
              </table:table-cell>
              <table:table-cell office:value-type="float" office:value="283.4138">
                <text:p>283.4138</text:p>
              </table:table-cell>
              <table:table-cell office:value-type="float" office:value="192.724">
                <text:p>192.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088">
                <text:p>24.4088</text:p>
              </table:table-cell>
              <table:table-cell office:value-type="float" office:value="42.2601">
                <text:p>42.2601</text:p>
              </table:table-cell>
              <table:table-cell office:value-type="float" office:value="41.2966">
                <text:p>41.2966</text:p>
              </table:table-cell>
              <table:table-cell office:value-type="float" office:value="38.1163">
                <text:p>38.11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454cm" style:legend-expansion="high" chart:style-name="ch2"/>
        <chart:plot-area chart:style-name="ch3" table:cell-range-address="Sheet1.P27:Sheet1.S32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7:Sheet1.P32" chart:class="chart:bar">
            <chart:data-point chart:repeated="6"/>
          </chart:series>
          <chart:series chart:style-name="ch8" chart:values-cell-range-address="Sheet1.Q27:Sheet1.Q32" chart:class="chart:bar">
            <chart:data-point chart:repeated="6"/>
          </chart:series>
          <chart:series chart:style-name="ch9" chart:values-cell-range-address="Sheet1.R27:Sheet1.R32" chart:class="chart:bar">
            <chart:data-point chart:repeated="6"/>
          </chart:series>
          <chart:series chart:style-name="ch10" chart:values-cell-range-address="Sheet1.S27:Sheet1.S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7342">
                <text:p>0.867342</text:p>
                <draw:g>
                  <svg:desc>Sheet1.P27:Sheet1.P32</svg:desc>
                </draw:g>
              </table:table-cell>
              <table:table-cell office:value-type="float" office:value="3.243309">
                <text:p>3.243309</text:p>
                <draw:g>
                  <svg:desc>Sheet1.Q27:Sheet1.Q32</svg:desc>
                </draw:g>
              </table:table-cell>
              <table:table-cell office:value-type="float" office:value="2.972291">
                <text:p>2.972291</text:p>
                <draw:g>
                  <svg:desc>Sheet1.R27:Sheet1.R32</svg:desc>
                </draw:g>
              </table:table-cell>
              <table:table-cell office:value-type="float" office:value="3.701374375">
                <text:p>3.701374375</text:p>
                <draw:g>
                  <svg:desc>Sheet1.S27:Sheet1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932">
                <text:p>2.35932</text:p>
              </table:table-cell>
              <table:table-cell office:value-type="float" office:value="4.060901">
                <text:p>4.060901</text:p>
              </table:table-cell>
              <table:table-cell office:value-type="float" office:value="3.9785115">
                <text:p>3.9785115</text:p>
              </table:table-cell>
              <table:table-cell office:value-type="float" office:value="3.0536295">
                <text:p>3.0536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92535">
                <text:p>2.2592535</text:p>
              </table:table-cell>
              <table:table-cell office:value-type="float" office:value="3.317118">
                <text:p>3.317118</text:p>
              </table:table-cell>
              <table:table-cell office:value-type="float" office:value="4.15080525">
                <text:p>4.15080525</text:p>
              </table:table-cell>
              <table:table-cell office:value-type="float" office:value="4.628315625">
                <text:p>4.6283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0738">
                <text:p>1.300738</text:p>
              </table:table-cell>
              <table:table-cell office:value-type="float" office:value="3.357939">
                <text:p>3.357939</text:p>
              </table:table-cell>
              <table:table-cell office:value-type="float" office:value="3.179115575">
                <text:p>3.179115575</text:p>
              </table:table-cell>
              <table:table-cell office:value-type="float" office:value="4.2478688625">
                <text:p>4.2478688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93385">
                <text:p>2.3293385</text:p>
              </table:table-cell>
              <table:table-cell office:value-type="float" office:value="4.309965">
                <text:p>4.309965</text:p>
              </table:table-cell>
              <table:table-cell office:value-type="float" office:value="2.6522025375">
                <text:p>2.6522025375</text:p>
              </table:table-cell>
              <table:table-cell office:value-type="float" office:value="2.95349675">
                <text:p>2.95349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7007">
                <text:p>2.187007</text:p>
              </table:table-cell>
              <table:table-cell office:value-type="float" office:value="8.903512">
                <text:p>8.903512</text:p>
              </table:table-cell>
              <table:table-cell office:value-type="float" office:value="4.778646875">
                <text:p>4.778646875</text:p>
              </table:table-cell>
              <table:table-cell office:value-type="float" office:value="4.583976">
                <text:p>4.5839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